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lam Uni OuChan1: Pema Tsal" svg:font-family="'Monlam Uni OuChan1: Pema Tsal'"/>
    <style:font-face style:name="Monlam Uni OuChan2: Pema Tsal" svg:font-family="'Monlam Uni OuChan2: Pema Tsal'"/>
    <style:font-face style:name="Monlam Uni OuChan3: Pema Tsal" svg:font-family="'Monlam Uni OuChan3: Pema Tsal'"/>
    <style:font-face style:name="Monlam Uni Choukmatik" svg:font-family="'Monlam Uni Choukmati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Monlam Uni Choukmatik" style:font-name-complex="Monlam Uni Choukmatik"/>
    </style:style>
    <style:style style:name="P2" style:family="paragraph" style:parent-style-name="Standard">
      <style:text-properties style:font-name="Monlam Uni Choukmatik" officeooo:paragraph-rsid="001fc228" style:font-name-complex="Monlam Uni Choukmatik"/>
    </style:style>
    <style:style style:name="P3" style:family="paragraph" style:parent-style-name="Standard">
      <style:text-properties style:font-name="Monlam Uni Choukmatik" officeooo:paragraph-rsid="001fdede" style:font-name-complex="Monlam Uni Choukmatik"/>
    </style:style>
    <style:style style:name="P4" style:family="paragraph" style:parent-style-name="Standard">
      <style:text-properties style:font-name="Monlam Uni Choukmatik" officeooo:paragraph-rsid="00207689" style:font-name-complex="Monlam Uni Choukmatik"/>
    </style:style>
    <style:style style:name="P5" style:family="paragraph" style:parent-style-name="Standard">
      <style:text-properties style:font-name="Monlam Uni OuChan2: Pema Tsal" fo:font-size="12pt" style:font-size-asian="12pt" style:font-name-complex="Monlam Uni OuChan2: Pema Tsal" style:font-size-complex="12pt"/>
    </style:style>
    <style:style style:name="P6" style:family="paragraph" style:parent-style-name="Standard">
      <style:text-properties style:font-name="Monlam Uni OuChan2: Pema Tsal" fo:font-size="12pt" officeooo:rsid="001df987" officeooo:paragraph-rsid="001df987" style:font-size-asian="12pt" style:font-name-complex="Monlam Uni OuChan2: Pema Tsal" style:font-size-complex="12pt"/>
    </style:style>
    <style:style style:name="P7" style:family="paragraph" style:parent-style-name="Standard">
      <style:text-properties style:font-name="Monlam Uni OuChan2: Pema Tsal" style:font-name-complex="Monlam Uni OuChan2: Pema Tsal"/>
    </style:style>
    <style:style style:name="P8" style:family="paragraph" style:parent-style-name="Standard">
      <style:text-properties style:font-name="Monlam Uni Choukmatik" officeooo:paragraph-rsid="002249fe" style:font-name-complex="Monlam Uni Choukmatik"/>
    </style:style>
    <style:style style:name="P9" style:family="paragraph" style:parent-style-name="Heading_20_1">
      <style:text-properties style:font-name="Monlam Uni Choukmatik" style:font-name-complex="Monlam Uni Choukmatik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font-size-asian="36pt" style:font-name-complex="Monlam Uni OuChan1: Pema Tsal" style:font-size-complex="36pt"/>
    </style:style>
    <style:style style:name="T3" style:family="text">
      <style:text-properties fo:font-size="36pt" style:font-size-asian="36pt" style:font-name-complex="Monlam Uni OuChan2: Pema Tsal" style:font-size-complex="36pt"/>
    </style:style>
    <style:style style:name="T4" style:family="text">
      <style:text-properties officeooo:rsid="001df987"/>
    </style:style>
    <style:style style:name="T5" style:family="text">
      <style:text-properties officeooo:rsid="001f56a6" style:font-name-complex="Monlam Uni OuChan2: Pema Tsal"/>
    </style:style>
    <style:style style:name="T6" style:family="text">
      <style:text-properties style:font-name="Monlam Uni OuChan2: Pema Tsal" fo:font-size="36pt" officeooo:rsid="001f56a6" style:font-size-asian="36pt" style:font-name-complex="Monlam Uni OuChan1: Pema Tsal" style:font-size-complex="36pt"/>
    </style:style>
    <style:style style:name="T7" style:family="text">
      <style:text-properties style:font-name="Monlam Uni OuChan2: Pema Tsal" fo:font-size="36pt" officeooo:rsid="001f56a6" style:font-size-asian="36pt" style:font-name-complex="Monlam Uni OuChan2: Pema Tsal" style:font-size-complex="36pt"/>
    </style:style>
    <style:style style:name="T8" style:family="text">
      <style:text-properties officeooo:rsid="00207689"/>
    </style:style>
    <style:style style:name="T9" style:family="text">
      <style:text-properties officeooo:rsid="00212297"/>
    </style:style>
    <style:style style:name="T10" style:family="text">
      <style:text-properties style:font-name-complex="Monlam Uni OuChan3: Pema Ts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New characters' locations:</text:h>
      <text:p text:style-name="P5">Small tseg [࿝]: U+0FDD</text:p>
      <text:p text:style-name="P5">Big tseg [࿭]: U+0FED</text:p>
      <text:p text:style-name="P5">Cut shad [࿽]: U+0FFD</text:p>
      <text:p text:style-name="P6">Rhombus [<text:span text:style-name="T5">࿞</text:span>]: U+0FDE</text:p>
      <text:p text:style-name="P6">Circle [<text:span text:style-name="T5">࿮</text:span>]: U+0FEE</text:p>
      <text:p text:style-name="P6">Square [<text:span text:style-name="T5">࿾</text:span>]: U+0FFE </text:p>
      <text:p text:style-name="P7"/>
      <text:h text:style-name="P9" text:outline-level="1">Version:</text:h>
      <text:p text:style-name="P1">0.<text:span text:style-name="T4">3</text:span></text:p>
      <text:p text:style-name="P1"/>
      <text:h text:style-name="P9" text:outline-level="1">Examples:</text:h>
      <text:p text:style-name="P1"/>
      <text:p text:style-name="P2">Chouk:<text:tab/><text:span text:style-name="T1">ན࿝མོ࿭རཏྣ࿭ཏྲ࿝ཡཱ࿝ཡ࿽</text:span></text:p>
      <text:p text:style-name="P1"/>
      <text:p text:style-name="P1"><text:span text:style-name="T9">D</text:span>utsa1:<text:tab/><text:tab/><text:tab/><text:span text:style-name="T1">ན࿝མོ࿭རཏྣ࿭ཏྲ࿝ཡཱ࿝ཡ࿽</text:span></text:p>
      <text:p text:style-name="P1"/>
      <text:p text:style-name="P1"><text:span text:style-name="T9">D</text:span>utsa2:<text:tab/><text:tab/><text:tab/>unknown problem!</text:p>
      <text:p text:style-name="P1"/>
      <text:p text:style-name="P3"><text:span text:style-name="T8">O</text:span>uchan1:<text:tab/><text:tab/><text:span text:style-name="T2">ན࿝མོ࿭རཏྣ࿭ཏྲ࿝ཡཱ࿝ཡ࿽</text:span><text:span text:style-name="T6">࿞࿮࿾</text:span></text:p>
      <text:p text:style-name="P1"/>
      <text:p text:style-name="P4"><text:span text:style-name="T8">O</text:span>uchan2:<text:tab/><text:tab/><text:span text:style-name="T3">ན࿝མོ࿭རཏྣ࿭ཏྲ࿝ཡཱ࿝ཡ࿽</text:span><text:span text:style-name="T7">࿞࿮࿾</text:span></text:p>
      <text:p text:style-name="P1"/>
      <text:p text:style-name="P8"><text:span text:style-name="T9">O</text:span>uchan3:<text:tab/><text:tab/><text:span text:style-name="T1">ན࿝མོ࿭རཏྣ࿭ཏྲ࿝ཡཱ࿝ཡ࿽</text:span><text:span text:style-name="T7">࿞࿮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lam Uni OuChan1: Pema Tsal" svg:font-family="'Monlam Uni OuChan1: Pema Tsal'"/>
    <style:font-face style:name="Monlam Uni OuChan2: Pema Tsal" svg:font-family="'Monlam Uni OuChan2: Pema Tsal'"/>
    <style:font-face style:name="Monlam Uni OuChan3: Pema Tsal" svg:font-family="'Monlam Uni OuChan3: Pema Tsal'"/>
    <style:font-face style:name="Monlam Uni Choukmatik" svg:font-family="'Monlam Uni Choukmati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Johnson</meta:initial-creator>
    <meta:creation-date>2012-02-20T22:30:57</meta:creation-date>
    <dc:date>2015-06-14T20:46:45.502561683</dc:date>
    <meta:editing-duration>PT35M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16" meta:character-count="311" meta:non-whitespace-character-count="279"/>
  </office:meta>
</office:document-meta>
</file>